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321338092345801</text:p>
          </table:table-cell>
          <table:table-cell office:value-type="string" calcext:value-type="string">
            <text:p>2025-09-08 15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39808" calcext:value-type="float">
            <text:p>73.13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38092345801</text:p>
          </table:table-cell>
          <table:table-cell office:value-type="string" calcext:value-type="string">
            <text:p>2025-06-05 20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72168" calcext:value-type="float">
            <text:p>72.97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38092345801</text:p>
          </table:table-cell>
          <table:table-cell office:value-type="string" calcext:value-type="string">
            <text:p>2025-03-11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51416" calcext:value-type="float">
            <text:p>73.05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38092345801</text:p>
          </table:table-cell>
          <table:table-cell office:value-type="string" calcext:value-type="string">
            <text:p>2024-11-22 17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8436" calcext:value-type="float">
            <text:p>72.98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38092345801</text:p>
          </table:table-cell>
          <table:table-cell office:value-type="string" calcext:value-type="string">
            <text:p>2024-07-16 16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3864" calcext:value-type="float">
            <text:p>72.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38092345801</text:p>
          </table:table-cell>
          <table:table-cell office:value-type="string" calcext:value-type="string">
            <text:p>2024-05-16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8812" calcext:value-type="float">
            <text:p>72.58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38092345801</text:p>
          </table:table-cell>
          <table:table-cell office:value-type="string" calcext:value-type="string">
            <text:p>2024-01-29 20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32544" calcext:value-type="float">
            <text:p>72.93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38092345801</text:p>
          </table:table-cell>
          <table:table-cell office:value-type="string" calcext:value-type="string">
            <text:p>2023-10-25 20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3968" calcext:value-type="float">
            <text:p>73.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38092345801</text:p>
          </table:table-cell>
          <table:table-cell office:value-type="string" calcext:value-type="string">
            <text:p>2023-09-06 19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1776" calcext:value-type="float">
            <text:p>73.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38092345801</text:p>
          </table:table-cell>
          <table:table-cell office:value-type="string" calcext:value-type="string">
            <text:p>2023-06-05 21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73592" calcext:value-type="float">
            <text:p>72.17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38092345801</text:p>
          </table:table-cell>
          <table:table-cell office:value-type="string" calcext:value-type="string">
            <text:p>2023-02-13 19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14968" calcext:value-type="float">
            <text:p>72.51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38092345801</text:p>
          </table:table-cell>
          <table:table-cell office:value-type="string" calcext:value-type="string">
            <text:p>2022-11-28 18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3384" calcext:value-type="float">
            <text:p>72.6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38092345801</text:p>
          </table:table-cell>
          <table:table-cell office:value-type="string" calcext:value-type="string">
            <text:p>2022-10-24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3772" calcext:value-type="float">
            <text:p>50.33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38092345801</text:p>
          </table:table-cell>
          <table:table-cell office:value-type="string" calcext:value-type="string">
            <text:p>2022-09-08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55176" calcext:value-type="float">
            <text:p>72.65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38092345801</text:p>
          </table:table-cell>
          <table:table-cell office:value-type="string" calcext:value-type="string">
            <text:p>2022-05-05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138" calcext:value-type="float">
            <text:p>72.31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38092345801</text:p>
          </table:table-cell>
          <table:table-cell office:value-type="string" calcext:value-type="string">
            <text:p>2022-02-01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09584" calcext:value-type="float">
            <text:p>72.10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38092345801</text:p>
          </table:table-cell>
          <table:table-cell office:value-type="string" calcext:value-type="string">
            <text:p>2021-10-18 18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06992" calcext:value-type="float">
            <text:p>72.70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38092345801</text:p>
          </table:table-cell>
          <table:table-cell office:value-type="string" calcext:value-type="string">
            <text:p>2021-07-12 15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70416" calcext:value-type="float">
            <text:p>72.67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38092345801</text:p>
          </table:table-cell>
          <table:table-cell office:value-type="string" calcext:value-type="string">
            <text:p>2021-04-14 19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96096" calcext:value-type="float">
            <text:p>72.39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38092345801</text:p>
          </table:table-cell>
          <table:table-cell office:value-type="string" calcext:value-type="string">
            <text:p>2021-01-21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04656" calcext:value-type="float">
            <text:p>72.30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38092345801</text:p>
          </table:table-cell>
          <table:table-cell office:value-type="string" calcext:value-type="string">
            <text:p>2020-10-02 18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51544" calcext:value-type="float">
            <text:p>72.55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38092345801</text:p>
          </table:table-cell>
          <table:table-cell office:value-type="string" calcext:value-type="string">
            <text:p>2020-07-22 20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14968" calcext:value-type="float">
            <text:p>72.51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38092345801</text:p>
          </table:table-cell>
          <table:table-cell office:value-type="string" calcext:value-type="string">
            <text:p>2020-05-11 21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35136" calcext:value-type="float">
            <text:p>72.33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38092345801</text:p>
          </table:table-cell>
          <table:table-cell office:value-type="string" calcext:value-type="string">
            <text:p>2020-01-27 21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47912" calcext:value-type="float">
            <text:p>72.44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38092345801</text:p>
          </table:table-cell>
          <table:table-cell office:value-type="string" calcext:value-type="string">
            <text:p>2019-10-18 18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78976" calcext:value-type="float">
            <text:p>72.57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38092345801</text:p>
          </table:table-cell>
          <table:table-cell office:value-type="string" calcext:value-type="string">
            <text:p>2019-07-02 17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38768" calcext:value-type="float">
            <text:p>72.43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38092345801</text:p>
          </table:table-cell>
          <table:table-cell office:value-type="string" calcext:value-type="string">
            <text:p>2019-04-12 13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11336" calcext:value-type="float">
            <text:p>72.41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38092345801</text:p>
          </table:table-cell>
          <table:table-cell office:value-type="string" calcext:value-type="string">
            <text:p>2019-01-31 14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5764" calcext:value-type="float">
            <text:p>72.55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38092345801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472" calcext:value-type="float">
            <text:p>72.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38092345801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472" calcext:value-type="float">
            <text:p>72.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38092345801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424" calcext:value-type="float">
            <text:p>72.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38092345801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424" calcext:value-type="float">
            <text:p>72.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38092345801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424" calcext:value-type="float">
            <text:p>72.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38092345801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424" calcext:value-type="float">
            <text:p>72.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38092345801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424" calcext:value-type="float">
            <text:p>72.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38092345801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424" calcext:value-type="float">
            <text:p>72.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38092345801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472" calcext:value-type="float">
            <text:p>72.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38092345801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472" calcext:value-type="float">
            <text:p>72.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38092345801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376" calcext:value-type="float">
            <text:p>72.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38092345801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376" calcext:value-type="float">
            <text:p>72.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38092345801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424" calcext:value-type="float">
            <text:p>72.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38092345801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376" calcext:value-type="float">
            <text:p>72.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38092345801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376" calcext:value-type="float">
            <text:p>72.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38092345801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184" calcext:value-type="float">
            <text:p>71.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38092345801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184" calcext:value-type="float">
            <text:p>71.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38092345801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142352941176" calcext:value-type="float">
            <text:p>71.314235294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38092345801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48092" calcext:value-type="float">
            <text:p>71.348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38092345801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593827096774" calcext:value-type="float">
            <text:p>71.359382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38092345801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7494" calcext:value-type="float">
            <text:p>71.274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38092345801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260572903226" calcext:value-type="float">
            <text:p>71.226057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38092345801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054095483871" calcext:value-type="float">
            <text:p>71.205409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38092345801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483464" calcext:value-type="float">
            <text:p>71.14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38092345801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514304516129" calcext:value-type="float">
            <text:p>71.151430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38092345801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237084" calcext:value-type="float">
            <text:p>71.1237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38092345801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307767741936" calcext:value-type="float">
            <text:p>71.23077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38092345801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379354285714" calcext:value-type="float">
            <text:p>71.437935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38092345801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043161290323" calcext:value-type="float">
            <text:p>71.40431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38092345801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283187096774" calcext:value-type="float">
            <text:p>71.22831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38092345801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189328" calcext:value-type="float">
            <text:p>71.318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38092345801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365659354839" calcext:value-type="float">
            <text:p>71.436565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38092345801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151224" calcext:value-type="float">
            <text:p>71.515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38092345801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393189677419" calcext:value-type="float">
            <text:p>71.439318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38092345801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527950967742" calcext:value-type="float">
            <text:p>71.352795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38092345801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079856" calcext:value-type="float">
            <text:p>71.207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38092345801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021649032258" calcext:value-type="float">
            <text:p>71.202164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38092345801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969112" calcext:value-type="float">
            <text:p>71.196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38092345801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567339354839" calcext:value-type="float">
            <text:p>71.256733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38092345801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734522857143" calcext:value-type="float">
            <text:p>71.273452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38092345801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32196516129" calcext:value-type="float">
            <text:p>71.332196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38092345801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436451612903" calcext:value-type="float">
            <text:p>71.44364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38092345801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245712" calcext:value-type="float">
            <text:p>71.524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38092345801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823350967742" calcext:value-type="float">
            <text:p>71.482335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38092345801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489552" calcext:value-type="float">
            <text:p>71.548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38092345801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823783225806" calcext:value-type="float">
            <text:p>71.582378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38092345801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31840516129" calcext:value-type="float">
            <text:p>71.531840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38092345801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133192" calcext:value-type="float">
            <text:p>71.413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38092345801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376593548387" calcext:value-type="float">
            <text:p>71.23765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38092345801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71562" calcext:value-type="float">
            <text:p>71.1715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38092345801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11800516129" calcext:value-type="float">
            <text:p>71.211800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38092345801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648675862069" calcext:value-type="float">
            <text:p>71.26486758620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38092345801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728529032258" calcext:value-type="float">
            <text:p>71.37285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38092345801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078006451613" calcext:value-type="float">
            <text:p>71.50780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38092345801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294224" calcext:value-type="float">
            <text:p>71.629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38092345801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824707096774" calcext:value-type="float">
            <text:p>71.682470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38092345801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4578" calcext:value-type="float">
            <text:p>71.64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38092345801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979132903226" calcext:value-type="float">
            <text:p>71.597913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38092345801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81696" calcext:value-type="float">
            <text:p>71.48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38092345801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398368" calcext:value-type="float">
            <text:p>71.439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38092345801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239865806452" calcext:value-type="float">
            <text:p>71.323986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38092345801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113128" calcext:value-type="float">
            <text:p>71.311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38092345801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455192258065" calcext:value-type="float">
            <text:p>71.345519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38092345801</text:p>
          </table:table-cell>
          <table:table-cell office:value-type="string" calcext:value-type="string">
            <text:p>201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621708571429" calcext:value-type="float">
            <text:p>71.362170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38092345801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397122580645" calcext:value-type="float">
            <text:p>71.43971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38092345801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990007741936" calcext:value-type="float">
            <text:p>71.499000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38092345801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044288" calcext:value-type="float">
            <text:p>71.604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38092345801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633961290323" calcext:value-type="float">
            <text:p>71.66339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38092345801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03616" calcext:value-type="float">
            <text:p>71.60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38092345801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728410322581" calcext:value-type="float">
            <text:p>71.572841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38092345801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237721290323" calcext:value-type="float">
            <text:p>71.623772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38092345801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37068" calcext:value-type="float">
            <text:p>71.537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38092345801</text:p>
          </table:table-cell>
          <table:table-cell office:value-type="string" calcext:value-type="string">
            <text:p>201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407938064516" calcext:value-type="float">
            <text:p>71.440793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38092345801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503272" calcext:value-type="float">
            <text:p>71.350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38092345801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433561290323" calcext:value-type="float">
            <text:p>71.34335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38092345801</text:p>
          </table:table-cell>
          <table:table-cell office:value-type="string" calcext:value-type="string">
            <text:p>201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350654285714" calcext:value-type="float">
            <text:p>71.335065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38092345801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22554967742" calcext:value-type="float">
            <text:p>71.422554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38092345801</text:p>
          </table:table-cell>
          <table:table-cell office:value-type="string" calcext:value-type="string">
            <text:p>200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095272258065" calcext:value-type="float">
            <text:p>71.409527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38092345801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0194" calcext:value-type="float">
            <text:p>71.40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38092345801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771299354839" calcext:value-type="float">
            <text:p>71.377129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38092345801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445104" calcext:value-type="float">
            <text:p>71.444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38092345801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155249032258" calcext:value-type="float">
            <text:p>71.415524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38092345801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937464516129" calcext:value-type="float">
            <text:p>71.39374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38092345801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113384" calcext:value-type="float">
            <text:p>71.211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38092345801</text:p>
          </table:table-cell>
          <table:table-cell office:value-type="string" calcext:value-type="string">
            <text:p>200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143628387097" calcext:value-type="float">
            <text:p>71.114362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38092345801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171552" calcext:value-type="float">
            <text:p>71.117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38092345801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582147096774" calcext:value-type="float">
            <text:p>71.158214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38092345801</text:p>
          </table:table-cell>
          <table:table-cell office:value-type="string" calcext:value-type="string">
            <text:p>200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415174285714" calcext:value-type="float">
            <text:p>71.141517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38092345801</text:p>
          </table:table-cell>
          <table:table-cell office:value-type="string" calcext:value-type="string">
            <text:p>200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812772903226" calcext:value-type="float">
            <text:p>71.081277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38092345801</text:p>
          </table:table-cell>
          <table:table-cell office:value-type="string" calcext:value-type="string">
            <text:p>200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371796129032" calcext:value-type="float">
            <text:p>71.037179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38092345801</text:p>
          </table:table-cell>
          <table:table-cell office:value-type="string" calcext:value-type="string">
            <text:p>200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370944" calcext:value-type="float">
            <text:p>71.037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38092345801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085632727273" calcext:value-type="float">
            <text:p>71.00856327272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38092345801</text:p>
          </table:table-cell>
          <table:table-cell office:value-type="string" calcext:value-type="string">
            <text:p>200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184" calcext:value-type="float">
            <text:p>71.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38092345801</text:p>
          </table:table-cell>
          <table:table-cell office:value-type="string" calcext:value-type="string">
            <text:p>200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136" calcext:value-type="float">
            <text:p>70.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38092345801</text:p>
          </table:table-cell>
          <table:table-cell office:value-type="string" calcext:value-type="string">
            <text:p>200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184" calcext:value-type="float">
            <text:p>71.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38092345801</text:p>
          </table:table-cell>
          <table:table-cell office:value-type="string" calcext:value-type="string">
            <text:p>200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184" calcext:value-type="float">
            <text:p>71.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38092345801</text:p>
          </table:table-cell>
          <table:table-cell office:value-type="string" calcext:value-type="string">
            <text:p>200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136" calcext:value-type="float">
            <text:p>70.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38092345801</text:p>
          </table:table-cell>
          <table:table-cell office:value-type="string" calcext:value-type="string">
            <text:p>200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088" calcext:value-type="float">
            <text:p>70.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38092345801</text:p>
          </table:table-cell>
          <table:table-cell office:value-type="string" calcext:value-type="string">
            <text:p>200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088" calcext:value-type="float">
            <text:p>70.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38092345801</text:p>
          </table:table-cell>
          <table:table-cell office:value-type="string" calcext:value-type="string">
            <text:p>200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136" calcext:value-type="float">
            <text:p>70.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38092345801</text:p>
          </table:table-cell>
          <table:table-cell office:value-type="string" calcext:value-type="string">
            <text:p>200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136" calcext:value-type="float">
            <text:p>70.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38092345801</text:p>
          </table:table-cell>
          <table:table-cell office:value-type="string" calcext:value-type="string">
            <text:p>200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088" calcext:value-type="float">
            <text:p>70.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38092345801</text:p>
          </table:table-cell>
          <table:table-cell office:value-type="string" calcext:value-type="string">
            <text:p>200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088" calcext:value-type="float">
            <text:p>70.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38092345801</text:p>
          </table:table-cell>
          <table:table-cell office:value-type="string" calcext:value-type="string">
            <text:p>200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136" calcext:value-type="float">
            <text:p>70.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38092345801</text:p>
          </table:table-cell>
          <table:table-cell office:value-type="string" calcext:value-type="string">
            <text:p>200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136" calcext:value-type="float">
            <text:p>70.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38092345801</text:p>
          </table:table-cell>
          <table:table-cell office:value-type="string" calcext:value-type="string">
            <text:p>200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088" calcext:value-type="float">
            <text:p>70.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38092345801</text:p>
          </table:table-cell>
          <table:table-cell office:value-type="string" calcext:value-type="string">
            <text:p>200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04" calcext:value-type="float">
            <text:p>70.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38092345801</text:p>
          </table:table-cell>
          <table:table-cell office:value-type="string" calcext:value-type="string">
            <text:p>200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04" calcext:value-type="float">
            <text:p>70.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38092345801</text:p>
          </table:table-cell>
          <table:table-cell office:value-type="string" calcext:value-type="string">
            <text:p>200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04" calcext:value-type="float">
            <text:p>70.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38092345801</text:p>
          </table:table-cell>
          <table:table-cell office:value-type="string" calcext:value-type="string">
            <text:p>200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04" calcext:value-type="float">
            <text:p>70.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38092345801</text:p>
          </table:table-cell>
          <table:table-cell office:value-type="string" calcext:value-type="string">
            <text:p>200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04" calcext:value-type="float">
            <text:p>70.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38092345801</text:p>
          </table:table-cell>
          <table:table-cell office:value-type="string" calcext:value-type="string">
            <text:p>200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564" calcext:value-type="float">
            <text:p>70.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38092345801</text:p>
          </table:table-cell>
          <table:table-cell office:value-type="string" calcext:value-type="string">
            <text:p>200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088" calcext:value-type="float">
            <text:p>70.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38092345801</text:p>
          </table:table-cell>
          <table:table-cell office:value-type="string" calcext:value-type="string">
            <text:p>200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04" calcext:value-type="float">
            <text:p>70.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38092345801</text:p>
          </table:table-cell>
          <table:table-cell office:value-type="string" calcext:value-type="string">
            <text:p>200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992" calcext:value-type="float">
            <text:p>69.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38092345801</text:p>
          </table:table-cell>
          <table:table-cell office:value-type="string" calcext:value-type="string">
            <text:p>200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04" calcext:value-type="float">
            <text:p>70.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38092345801</text:p>
          </table:table-cell>
          <table:table-cell office:value-type="string" calcext:value-type="string">
            <text:p>200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04" calcext:value-type="float">
            <text:p>70.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38092345801</text:p>
          </table:table-cell>
          <table:table-cell office:value-type="string" calcext:value-type="string">
            <text:p>200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04" calcext:value-type="float">
            <text:p>70.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38092345801</text:p>
          </table:table-cell>
          <table:table-cell office:value-type="string" calcext:value-type="string">
            <text:p>200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992" calcext:value-type="float">
            <text:p>69.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38092345801</text:p>
          </table:table-cell>
          <table:table-cell office:value-type="string" calcext:value-type="string">
            <text:p>200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992" calcext:value-type="float">
            <text:p>69.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38092345801</text:p>
          </table:table-cell>
          <table:table-cell office:value-type="string" calcext:value-type="string">
            <text:p>199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752" calcext:value-type="float">
            <text:p>68.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38092345801</text:p>
          </table:table-cell>
          <table:table-cell office:value-type="string" calcext:value-type="string">
            <text:p>199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8" calcext:value-type="float">
            <text:p>68.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38092345801</text:p>
          </table:table-cell>
          <table:table-cell office:value-type="string" calcext:value-type="string">
            <text:p>199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176" calcext:value-type="float">
            <text:p>64.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38092345801</text:p>
          </table:table-cell>
          <table:table-cell office:value-type="string" calcext:value-type="string">
            <text:p>199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464" calcext:value-type="float">
            <text:p>66.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38092345801</text:p>
          </table:table-cell>
          <table:table-cell office:value-type="string" calcext:value-type="string">
            <text:p>198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272" calcext:value-type="float">
            <text:p>65.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38092345801</text:p>
          </table:table-cell>
          <table:table-cell office:value-type="string" calcext:value-type="string">
            <text:p>198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368" calcext:value-type="float">
            <text:p>65.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38092345801</text:p>
          </table:table-cell>
          <table:table-cell office:value-type="string" calcext:value-type="string">
            <text:p>198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272" calcext:value-type="float">
            <text:p>65.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38092345801</text:p>
          </table:table-cell>
          <table:table-cell office:value-type="string" calcext:value-type="string">
            <text:p>198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32" calcext:value-type="float">
            <text:p>65.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38092345801</text:p>
          </table:table-cell>
          <table:table-cell office:value-type="string" calcext:value-type="string">
            <text:p>198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224" calcext:value-type="float">
            <text:p>64.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38092345801</text:p>
          </table:table-cell>
          <table:table-cell office:value-type="string" calcext:value-type="string">
            <text:p>198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224" calcext:value-type="float">
            <text:p>64.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38092345801</text:p>
          </table:table-cell>
          <table:table-cell office:value-type="string" calcext:value-type="string">
            <text:p>198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984" calcext:value-type="float">
            <text:p>63.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38092345801</text:p>
          </table:table-cell>
          <table:table-cell office:value-type="string" calcext:value-type="string">
            <text:p>198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224" calcext:value-type="float">
            <text:p>64.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38092345801</text:p>
          </table:table-cell>
          <table:table-cell office:value-type="string" calcext:value-type="string">
            <text:p>198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272" calcext:value-type="float">
            <text:p>65.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38092345801</text:p>
          </table:table-cell>
          <table:table-cell office:value-type="string" calcext:value-type="string">
            <text:p>198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224" calcext:value-type="float">
            <text:p>64.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38092345801</text:p>
          </table:table-cell>
          <table:table-cell office:value-type="string" calcext:value-type="string">
            <text:p>198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224" calcext:value-type="float">
            <text:p>64.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38092345801</text:p>
          </table:table-cell>
          <table:table-cell office:value-type="string" calcext:value-type="string">
            <text:p>198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176" calcext:value-type="float">
            <text:p>64.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38092345801</text:p>
          </table:table-cell>
          <table:table-cell office:value-type="string" calcext:value-type="string">
            <text:p>198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176" calcext:value-type="float">
            <text:p>64.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38092345801</text:p>
          </table:table-cell>
          <table:table-cell office:value-type="string" calcext:value-type="string">
            <text:p>198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176" calcext:value-type="float">
            <text:p>64.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38092345801</text:p>
          </table:table-cell>
          <table:table-cell office:value-type="string" calcext:value-type="string">
            <text:p>198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128" calcext:value-type="float">
            <text:p>64.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38092345801</text:p>
          </table:table-cell>
          <table:table-cell office:value-type="string" calcext:value-type="string">
            <text:p>198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128" calcext:value-type="float">
            <text:p>64.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38092345801</text:p>
          </table:table-cell>
          <table:table-cell office:value-type="string" calcext:value-type="string">
            <text:p>198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08" calcext:value-type="float">
            <text:p>64.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38092345801</text:p>
          </table:table-cell>
          <table:table-cell office:value-type="string" calcext:value-type="string">
            <text:p>198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128" calcext:value-type="float">
            <text:p>64.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38092345801</text:p>
          </table:table-cell>
          <table:table-cell office:value-type="string" calcext:value-type="string">
            <text:p>198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128" calcext:value-type="float">
            <text:p>64.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38092345801</text:p>
          </table:table-cell>
          <table:table-cell office:value-type="string" calcext:value-type="string">
            <text:p>198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128" calcext:value-type="float">
            <text:p>64.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38092345801</text:p>
          </table:table-cell>
          <table:table-cell office:value-type="string" calcext:value-type="string">
            <text:p>198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176" calcext:value-type="float">
            <text:p>64.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38092345801</text:p>
          </table:table-cell>
          <table:table-cell office:value-type="string" calcext:value-type="string">
            <text:p>198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128" calcext:value-type="float">
            <text:p>64.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38092345801</text:p>
          </table:table-cell>
          <table:table-cell office:value-type="string" calcext:value-type="string">
            <text:p>198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08" calcext:value-type="float">
            <text:p>64.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38092345801</text:p>
          </table:table-cell>
          <table:table-cell office:value-type="string" calcext:value-type="string">
            <text:p>198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032" calcext:value-type="float">
            <text:p>63.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38092345801</text:p>
          </table:table-cell>
          <table:table-cell office:value-type="string" calcext:value-type="string">
            <text:p>198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032" calcext:value-type="float">
            <text:p>63.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38092345801</text:p>
          </table:table-cell>
          <table:table-cell office:value-type="string" calcext:value-type="string">
            <text:p>198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032" calcext:value-type="float">
            <text:p>63.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38092345801</text:p>
          </table:table-cell>
          <table:table-cell office:value-type="string" calcext:value-type="string">
            <text:p>198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08" calcext:value-type="float">
            <text:p>64.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38092345801</text:p>
          </table:table-cell>
          <table:table-cell office:value-type="string" calcext:value-type="string">
            <text:p>197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032" calcext:value-type="float">
            <text:p>63.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38092345801</text:p>
          </table:table-cell>
          <table:table-cell office:value-type="string" calcext:value-type="string">
            <text:p>197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128" calcext:value-type="float">
            <text:p>64.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38092345801</text:p>
          </table:table-cell>
          <table:table-cell office:value-type="string" calcext:value-type="string">
            <text:p>197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08" calcext:value-type="float">
            <text:p>64.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38092345801</text:p>
          </table:table-cell>
          <table:table-cell office:value-type="string" calcext:value-type="string">
            <text:p>197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08" calcext:value-type="float">
            <text:p>64.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38092345801</text:p>
          </table:table-cell>
          <table:table-cell office:value-type="string" calcext:value-type="string">
            <text:p>197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032" calcext:value-type="float">
            <text:p>63.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38092345801</text:p>
          </table:table-cell>
          <table:table-cell office:value-type="string" calcext:value-type="string">
            <text:p>197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08" calcext:value-type="float">
            <text:p>64.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38092345801</text:p>
          </table:table-cell>
          <table:table-cell office:value-type="string" calcext:value-type="string">
            <text:p>197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08" calcext:value-type="float">
            <text:p>64.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38092345801</text:p>
          </table:table-cell>
          <table:table-cell office:value-type="string" calcext:value-type="string">
            <text:p>197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032" calcext:value-type="float">
            <text:p>63.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38092345801</text:p>
          </table:table-cell>
          <table:table-cell office:value-type="string" calcext:value-type="string">
            <text:p>197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128" calcext:value-type="float">
            <text:p>64.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38092345801</text:p>
          </table:table-cell>
          <table:table-cell office:value-type="string" calcext:value-type="string">
            <text:p>197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128" calcext:value-type="float">
            <text:p>64.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38092345801</text:p>
          </table:table-cell>
          <table:table-cell office:value-type="string" calcext:value-type="string">
            <text:p>197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08" calcext:value-type="float">
            <text:p>64.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38092345801</text:p>
          </table:table-cell>
          <table:table-cell office:value-type="string" calcext:value-type="string">
            <text:p>197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08" calcext:value-type="float">
            <text:p>64.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38092345801</text:p>
          </table:table-cell>
          <table:table-cell office:value-type="string" calcext:value-type="string">
            <text:p>197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032" calcext:value-type="float">
            <text:p>63.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38092345801</text:p>
          </table:table-cell>
          <table:table-cell office:value-type="string" calcext:value-type="string">
            <text:p>197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032" calcext:value-type="float">
            <text:p>63.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38092345801</text:p>
          </table:table-cell>
          <table:table-cell office:value-type="string" calcext:value-type="string">
            <text:p>197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032" calcext:value-type="float">
            <text:p>63.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38092345801</text:p>
          </table:table-cell>
          <table:table-cell office:value-type="string" calcext:value-type="string">
            <text:p>197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032" calcext:value-type="float">
            <text:p>63.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38092345801</text:p>
          </table:table-cell>
          <table:table-cell office:value-type="string" calcext:value-type="string">
            <text:p>197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556" calcext:value-type="float">
            <text:p>63.8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38092345801</text:p>
          </table:table-cell>
          <table:table-cell office:value-type="string" calcext:value-type="string">
            <text:p>197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032" calcext:value-type="float">
            <text:p>63.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38092345801</text:p>
          </table:table-cell>
          <table:table-cell office:value-type="string" calcext:value-type="string">
            <text:p>197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508" calcext:value-type="float">
            <text:p>63.5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38092345801</text:p>
          </table:table-cell>
          <table:table-cell office:value-type="string" calcext:value-type="string">
            <text:p>197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984" calcext:value-type="float">
            <text:p>63.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38092345801</text:p>
          </table:table-cell>
          <table:table-cell office:value-type="string" calcext:value-type="string">
            <text:p>197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984" calcext:value-type="float">
            <text:p>63.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38092345801</text:p>
          </table:table-cell>
          <table:table-cell office:value-type="string" calcext:value-type="string">
            <text:p>197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032" calcext:value-type="float">
            <text:p>63.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38092345801</text:p>
          </table:table-cell>
          <table:table-cell office:value-type="string" calcext:value-type="string">
            <text:p>197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032" calcext:value-type="float">
            <text:p>63.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38092345801</text:p>
          </table:table-cell>
          <table:table-cell office:value-type="string" calcext:value-type="string">
            <text:p>197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984" calcext:value-type="float">
            <text:p>63.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38092345801</text:p>
          </table:table-cell>
          <table:table-cell office:value-type="string" calcext:value-type="string">
            <text:p>197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984" calcext:value-type="float">
            <text:p>63.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38092345801</text:p>
          </table:table-cell>
          <table:table-cell office:value-type="string" calcext:value-type="string">
            <text:p>197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984" calcext:value-type="float">
            <text:p>63.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38092345801</text:p>
          </table:table-cell>
          <table:table-cell office:value-type="string" calcext:value-type="string">
            <text:p>197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936" calcext:value-type="float">
            <text:p>63.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38092345801</text:p>
          </table:table-cell>
          <table:table-cell office:value-type="string" calcext:value-type="string">
            <text:p>197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936" calcext:value-type="float">
            <text:p>63.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38092345801</text:p>
          </table:table-cell>
          <table:table-cell office:value-type="string" calcext:value-type="string">
            <text:p>197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936" calcext:value-type="float">
            <text:p>63.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38092345801</text:p>
          </table:table-cell>
          <table:table-cell office:value-type="string" calcext:value-type="string">
            <text:p>197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936" calcext:value-type="float">
            <text:p>63.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38092345801</text:p>
          </table:table-cell>
          <table:table-cell office:value-type="string" calcext:value-type="string">
            <text:p>197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936" calcext:value-type="float">
            <text:p>63.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38092345801</text:p>
          </table:table-cell>
          <table:table-cell office:value-type="string" calcext:value-type="string">
            <text:p>197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984" calcext:value-type="float">
            <text:p>63.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38092345801</text:p>
          </table:table-cell>
          <table:table-cell office:value-type="string" calcext:value-type="string">
            <text:p>197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984" calcext:value-type="float">
            <text:p>63.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338092345801</text:p>
          </table:table-cell>
          <table:table-cell office:value-type="string" calcext:value-type="string">
            <text:p>197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984" calcext:value-type="float">
            <text:p>63.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36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320" meta:object-count="0"/>
    <meta:user-defined meta:name="AppVersion">3.0</meta:user-defined>
  </office:meta>
</office:document-meta>
</file>